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AA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 office:value-type="string" calcext:value-type="string">
            <text:p>AAA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 office:value-type="string" calcext:value-type="string">
            <text:p>AA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08:35:34.319506901</meta:creation-date>
    <dc:date>2020-10-08T08:39:46.864818692</dc:date>
    <meta:editing-duration>PT4M12S</meta:editing-duration>
    <meta:editing-cycles>2</meta:editing-cycles>
    <meta:generator>LibreOffice/6.1.5.2$Linux_ARM_EABI LibreOffice_project/10$Build-2</meta:generator>
    <meta:document-statistic meta:table-count="3" meta:cell-count="3" meta:object-count="0"/>
  </office:meta>
</office:document-meta>
</file>